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639" officeooo:paragraph-rsid="00155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 has been treated for the sun burn. Is it covered by this policy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3T21:03:36.281000000</meta:creation-date>
    <dc:date>2024-08-03T21:05:20.043000000</dc:date>
    <meta:editing-duration>PT1M46S</meta:editing-duration>
    <meta:editing-cycles>1</meta:editing-cycles>
    <meta:document-statistic meta:table-count="0" meta:image-count="0" meta:object-count="0" meta:page-count="1" meta:paragraph-count="1" meta:word-count="14" meta:character-count="71" meta:non-whitespace-character-count="58"/>
    <meta:generator>LibreOffice/7.1.2.2$Windows_X86_64 LibreOffice_project/8a45595d069ef5570103caea1b71cc9d82b2aae4</meta:generator>
  </office:meta>
</office:document-meta>
</file>